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>
        <text:changed-region xml:id="ct968355193488" text:id="ct968355193488">
          <text:insertion>
            <office:change-info>
              <dc:creator>Jean Weber</dc:creator>
              <dc:date>2016-03-04T07:03:18.674457000</dc:date>
            </office:change-info>
          </text:insertion>
        </text:changed-region>
        <text:changed-region xml:id="ct968355205248" text:id="ct968355205248">
          <text:deletion>
            <office:change-info>
              <dc:creator>Jean Weber</dc:creator>
              <dc:date>2016-03-04T07:03:18.674457000</dc:date>
            </office:change-info>
            <table:table table:name="Table266" table:style-name="Table266">
              <table:table-column table:style-name="Table266.A"/>
              <table:table-column table:style-name="Table266.B"/>
              <table:table-row>
                <table:table-cell table:style-name="Table266.A1" office:value-type="string">
                  <text:p>Note</text:p>
                </table:table-cell>
                <table:table-cell table:style-name="Table266.B1" office:value-type="string">
                  <text:p>The .rtf format is a common format for transferring text files between applications, but you are likely to experience loss of formatting and images. For this reason, other formats should be used.</text:p>
                </table:table-cell>
              </table:table-row>
            </table:table>
            <text:h text:outline-level="3"/>
          </text:deletion>
        </text:changed-region>
        <text:changed-region xml:id="ct968355202128" text:id="ct968355202128">
          <text:deletion>
            <office:change-info>
              <dc:creator>Jean Weber</dc:creator>
              <dc:date>2016-03-04T07:03:18.674457000</dc:date>
            </office:change-info>
            <text:alphabetical-index text:name="Alphabetical Index1">
              <text:alphabetical-index-source text:main-entry-style-name="Main_20_index_20_entry" text:ignore-case="true" text:alphabetical-separators="true" text:combine-entries-with-pp="false" text:sort-algorithm="alphanumeric" fo:language="en" fo:country="AU" text:relative-tab-stop-position="false">
                <text:index-title-template text:style-name="Index_20_Heading"/>
                <text:alphabetical-index-entry-template text:outline-level="separator" text:style-name="Index_20_Separator">
                  <text:index-entry-text/>
                  <text:index-entry-span>  </text:index-entry-span>
                  <text:index-entry-page-number/>
                </text:alphabetical-index-entry-template>
                <text:alphabetical-index-entry-template text:outline-level="1" text:style-name="Index_20_1">
                  <text:index-entry-text/>
                  <text:index-entry-span>  </text:index-entry-span>
                  <text:index-entry-page-number/>
                </text:alphabetical-index-entry-template>
                <text:alphabetical-index-entry-template text:outline-level="2" text:style-name="Index_20_2">
                  <text:index-entry-text/>
                  <text:index-entry-span>  </text:index-entry-span>
                  <text:index-entry-page-number/>
                </text:alphabetical-index-entry-template>
                <text:alphabetical-index-entry-template text:outline-level="3" text:style-name="Index_20_3">
                  <text:index-entry-text/>
                  <text:index-entry-span>  </text:index-entry-span>
                  <text:index-entry-page-number/>
                </text:alphabetical-index-entry-template>
              </text:alphabetical-index-source>
              <text:index-body>
                <text:p>zoom <text:s/>82, 85, 132</text:p>
              </text:index-body>
            </text:alphabetical-index>
            <text:p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>Encryption support within the Microsoft Word 97/2000/XP filter allows password protected Microsoft Word documents to be saved.</text:p>
      <text:p><text:change-start text:change-id="ct968355193488"/>Note</text:p>
      <text:p>The .rtf format is a common format for transferring text files between applications, but you are likely to experience loss of formatting and images. For this reason, other formats should be used.</text:p>
      <text:h text:outline-level="3"><text:bookmark-start text:name="__RefHeading__182244_780470623"/><text:change-end text:change-id="ct968355193488"/><text:change text:change-id="ct968355205248"/>Saving spreadsheet files<text:bookmark-end text:name="__RefHeading__182244_780470623"/></text:h>
      <text:p><text:alphabetical-index-mark text:string-value="saving" text:key1="spreadsheets"/>In addition to OpenDocument formats (.ods and .ots), Calc can save in these formats:</text:p>
      <text:p>
        <text:change text:change-id="ct968355202128"/>
        <text:soft-page-break/>
      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4T15:11:22.949931634</meta:creation-date>
    <dc:date>2020-08-24T15:20:25.956132994</dc:date>
    <meta:editing-duration>PT9M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Dev/7.1.0.0.alpha0$Linux_X86_64 LibreOffice_project/0d092335c7d4b4098db5b525a51183c7a6a9c333</meta:generator>
  </office:meta>
</office:document-meta>
</file>